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9722" officeooo:paragraph-rsid="00129722"/>
    </style:style>
    <style:style style:name="T1" style:family="text">
      <style:text-properties officeooo:rsid="00133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: ние сме в synBadMaster</text:p>
      <text:p text:style-name="P1">- compilation : javac -sourcepath ./src/main -d ./build/main <text:s/>-classpath ./build/main ./src/main/org/syn/<text:span text:style-name="T1">n/bad/proj/</text:span>client.java</text:p>
      <text:p text:style-name="P1">- execution : java -cp ./build/main <text:s/>org.syn.n.bad.proj.client</text:p>
      <text:p text:style-name="P1"/>
      <text:p text:style-name="P1">Serveur: пак сме в synBadMaster</text:p>
      <text:p text:style-name="P1">- compilation : <text:s/>javac -sourcepath ./src/main/ -d ./build/main/ -classpath ./build/main ./src/main/org/syn/n/bad/proj/serveur.java</text:p>
      <text:p text:style-name="P1">- execution : <text:s/>java -cp ./build/main org.syn.n.bad.proj.serv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1:14:50.385148000</meta:creation-date>
    <dc:date>2018-12-19T22:54:45.972643019</dc:date>
    <meta:editing-duration>P2DT3H11M56S</meta:editing-duration>
    <meta:editing-cycles>4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6" meta:word-count="46" meta:character-count="443" meta:non-whitespace-character-count="399"/>
  </office:meta>
</office:document-meta>
</file>